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Right_20_Page">
      <style:paragraph-properties style:page-number="auto"/>
    </style:style>
    <style:style style:name="P2" style:family="paragraph" style:parent-style-name="Heading_20_3">
      <style:paragraph-properties fo:margin-top="0.7cm" fo:margin-bottom="0.25cm" loext:contextual-spacing="false"/>
    </style:style>
    <style:style style:name="P3" style:family="paragraph" style:parent-style-name="Heading_20_3">
      <style:paragraph-properties fo:margin-top="0.25cm" fo:margin-bottom="0cm" loext:contextual-spacing="false"/>
    </style:style>
    <style:style style:name="P4" style:family="paragraph" style:parent-style-name="Heading_20_3">
      <style:paragraph-properties fo:margin-top="0.199cm" fo:margin-bottom="0cm" loext:contextual-spacing="false"/>
    </style:style>
    <style:style style:name="P5" style:family="paragraph" style:parent-style-name="Heading_20_3">
      <style:paragraph-properties fo:margin-top="0.101cm" fo:margin-bottom="0cm" loext:contextual-spacing="false"/>
    </style:style>
    <style:style style:name="P6" style:family="paragraph" style:parent-style-name="Heading_20_3">
      <style:paragraph-properties fo:margin-top="0.101cm" fo:margin-bottom="0.101cm" loext:contextual-spacing="false"/>
    </style:style>
    <style:style style:name="P7" style:family="paragraph" style:parent-style-name="Text_20_body">
      <style:text-properties officeooo:paragraph-rsid="003e1665"/>
    </style:style>
    <style:style style:name="T1" style:family="text">
      <style:text-properties officeooo:rsid="003e16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f I Had A Million Dollars</text:h>
      <text:p text:style-name="Heading_20_2">(<text:span text:style-name="T1">The Barenaked Ladies</text:span>)</text:p>
      <text:p text:style-name="Heading_20_3">[INTRO]</text:p>
      <text:p text:style-name="Text_20_body">G <text:s/>D <text:s/>C <text:s text:c="6"/>x4</text:p>
      <text:p text:style-name="P4">[VERSE 1]</text:p>
      <text:p text:style-name="Text_20_body">G <text:s text:c="5"/>D <text:s text:c="12"/>C <text:s text:c="5"/></text:p>
      <text:p text:style-name="Text_20_body"><text:s text:c="2"/>If I had a million dollars </text:p>
      <text:p text:style-name="Text_20_body"><text:s text:c="20"/>G</text:p>
      <text:p text:style-name="Text_20_body">(If I had a million dollars)</text:p>
      <text:p text:style-name="P7"><text:s text:c="4"/>D <text:s text:c="8"/>C <text:s text:c="23"/>G</text:p>
      <text:p text:style-name="P7">I'd buy you a house (I would buy you a house)</text:p>
      <text:p text:style-name="P7"><text:s text:c="5"/>D <text:s text:c="12"/>C <text:s text:c="26"/>G</text:p>
      <text:p text:style-name="P7">If I had a million dollars (If I had a million dollars)</text:p>
      <text:p text:style-name="Text_20_body"><text:s text:c="12"/>D <text:s text:c="18"/>C <text:s text:c="3"/></text:p>
      <text:p text:style-name="Text_20_body">I'd buy you furniture for your house </text:p>
      <text:p text:style-name="Text_20_body"><text:s text:c="33"/>G</text:p>
      <text:p text:style-name="Text_20_body">(Maybe a nice chesterfield or an ottoman)</text:p>
      <text:p text:style-name="Text_20_body"><text:s text:c="9"/>D <text:s text:c="12"/>C <text:s text:c="6"/></text:p>
      <text:p text:style-name="Text_20_body">And if I had a million dollars </text:p>
      <text:p text:style-name="Text_20_body"><text:s text:c="21"/>G</text:p>
      <text:p text:style-name="Text_20_body">(If I had a million dollars)</text:p>
      <text:p text:style-name="P7"><text:s text:c="10"/>D <text:s text:c="8"/>C <text:s text:c="26"/>G</text:p>
      <text:p text:style-name="P7">Well, I'd buy you a K-Car (A nice Reliant automobile)</text:p>
      <text:p text:style-name="P7"><text:s text:c="5"/>D <text:s text:c="13"/>C <text:s text:c="18"/>D</text:p>
      <text:p text:style-name="P7">If I had a million dollars I'd buy your love</text:p>
      <text:p text:style-name="P5">[CHORUS]</text:p>
      <text:p text:style-name="Text_20_body">C <text:s text:c="5"/>D <text:s text:c="13"/>G <text:s text:c="6"/></text:p>
      <text:p text:style-name="Text_20_body"><text:s text:c="2"/>If I had a million dollars, </text:p>
      <text:p text:style-name="Text_20_body"><text:s text:c="13"/>Em <text:s text:c="14"/>C <text:s text:c="3"/></text:p>
      <text:p text:style-name="Text_20_body">(I'd build a tree fort in our yard)</text:p>
      <text:p text:style-name="Text_20_body"><text:s text:c="5"/>D <text:s text:c="13"/>G <text:s text:c="5"/></text:p>
      <text:p text:style-name="Text_20_body">If I had a million dollars,</text:p>
      <text:p text:style-name="Text_20_body"><text:s text:c="11"/>Em <text:s text:c="23"/>C <text:s text:c="2"/></text:p>
      <text:p text:style-name="Text_20_body">(You could help, it wouldn't be that hard)</text:p>
      <text:p text:style-name="Text_20_body"><text:s text:c="5"/>D <text:s text:c="13"/>G</text:p>
      <text:p text:style-name="Text_20_body">If I had a million dollars </text:p>
      <text:p text:style-name="Text_20_body"><text:soft-page-break/><text:s text:c="10"/>G <text:s text:c="12"/>Em <text:s text:c="13"/></text:p>
      <text:p text:style-name="Text_20_body">(Maybe we could put a little tiny fridge </text:p>
      <text:p text:style-name="Text_20_body"><text:s text:c="13"/>C <text:s text:c="4"/></text:p>
      <text:p text:style-name="Text_20_body">in there somewhere)</text:p>
      <text:p text:style-name="Text_20_body"><text:s text:c="41"/>D </text:p>
      <text:p text:style-name="Text_20_body"><text:s/>You know, we could just go up there and hang out</text:p>
      <text:p text:style-name="P3">[BREAK]</text:p>
      <text:p text:style-name="Text_20_body"><text:s text:c="28"/>G</text:p>
      <text:p text:style-name="Text_20_body">Like open the fridge and stuff</text:p>
      <text:p text:style-name="Text_20_body"><text:s text:c="32"/>D</text:p>
      <text:p text:style-name="Text_20_body">There would already be laid out foods for us</text:p>
      <text:p text:style-name="Text_20_body"><text:s text:c="7"/>C <text:s text:c="35"/>G </text:p>
      <text:p text:style-name="Text_20_body">Like little pre-wrapped sausages and things</text:p>
      <text:p text:style-name="Text_20_body">G <text:s text:c="21"/>D <text:s text:c="10"/></text:p>
      <text:p text:style-name="Text_20_body">They have pre-wrapped sausages but </text:p>
      <text:p text:style-name="Text_20_body"><text:s text:c="28"/>C <text:s text:c="3"/></text:p>
      <text:p text:style-name="Text_20_body">they don't have pre-wrapped bacon</text:p>
      <text:p text:style-name="Text_20_body"><text:s text:c="19"/>C</text:p>
      <text:p text:style-name="Text_20_body">Well, can you blame 'em</text:p>
      <text:p text:style-name="Text_20_body"/>
      <text:p text:style-name="Text_20_body">Uh, yeah</text:p>
      <text:p text:style-name="P6">[VERSE 2]</text:p>
      <text:p text:style-name="Text_20_body">G <text:s text:c="5"/>D <text:s text:c="12"/>C <text:s text:c="5"/></text:p>
      <text:p text:style-name="Text_20_body"><text:s text:c="2"/>If I had a million dollars </text:p>
      <text:p text:style-name="Text_20_body"><text:s text:c="20"/>G</text:p>
      <text:p text:style-name="Text_20_body">(If I had a million dollars)</text:p>
      <text:p text:style-name="Text_20_body"><text:s text:c="10"/>D <text:s text:c="15"/>C </text:p>
      <text:p text:style-name="Text_20_body">Well, I'd buy you a fur coat </text:p>
      <text:p text:style-name="Text_20_body"><text:s text:c="32"/>G </text:p>
      <text:p text:style-name="Text_20_body">(But not a real fur coat that's cruel)</text:p>
      <text:p text:style-name="Text_20_body"><text:s text:c="9"/>D <text:s text:c="13"/>C <text:s text:c="5"/></text:p>
      <text:p text:style-name="Text_20_body">And if I had a million dollars </text:p>
      <text:p text:style-name="Text_20_body"><text:s text:c="21"/>G </text:p>
      <text:p text:style-name="Text_20_body">(If I had a million dollars)</text:p>
      <text:p text:style-name="Text_20_body"><text:s text:c="10"/>D <text:s text:c="17"/>C <text:s/></text:p>
      <text:p text:style-name="Text_20_body">Well, I'd buy you an exotic pet </text:p>
      <text:p text:style-name="Text_20_body"><text:s text:c="25"/>G </text:p>
      <text:p text:style-name="Text_20_body">(Yep, like a llama or an emu)</text:p>
      <text:p text:style-name="Text_20_body"><text:soft-page-break/><text:s text:c="9"/>D <text:s text:c="13"/>C <text:s text:c="5"/></text:p>
      <text:p text:style-name="Text_20_body">And if I had a million dollars </text:p>
      <text:p text:style-name="Text_20_body"><text:s text:c="23"/>G </text:p>
      <text:p text:style-name="Text_20_body">(If I had a a million dollars)</text:p>
      <text:p text:style-name="Text_20_body"><text:s text:c="10"/>D <text:s text:c="23"/>C <text:s text:c="4"/></text:p>
      <text:p text:style-name="Text_20_body">Well, I'd buy you John Merrick's remains </text:p>
      <text:p text:style-name="Text_20_body"><text:s text:c="30"/>G</text:p>
      <text:p text:style-name="Text_20_body">(Ooh, all them crazy elephant bones)</text:p>
      <text:p text:style-name="Text_20_body"><text:s text:c="9"/>D <text:s text:c="13"/>C <text:s text:c="18"/>D </text:p>
      <text:p text:style-name="Text_20_body">And If I had a million dollars I'd buy your love</text:p>
      <text:p text:style-name="Heading_20_3">[CHORUS]</text:p>
      <text:p text:style-name="Text_20_body">C <text:s text:c="5"/>D <text:s text:c="13"/>G <text:s text:c="6"/></text:p>
      <text:p text:style-name="Text_20_body"><text:s text:c="2"/>If I had a million dollars, </text:p>
      <text:p text:style-name="Text_20_body"><text:s text:c="13"/>Em <text:s text:c="17"/>C <text:s text:c="3"/></text:p>
      <text:p text:style-name="Text_20_body">(We wouldn't have to walk to the store)</text:p>
      <text:p text:style-name="Text_20_body"><text:s text:c="5"/>D <text:s text:c="13"/>G <text:s text:c="6"/></text:p>
      <text:p text:style-name="Text_20_body">If I had a million dollars, </text:p>
      <text:p text:style-name="Text_20_body"><text:s text:c="18"/>Em <text:s text:c="18"/>C <text:s text:c="3"/></text:p>
      <text:p text:style-name="Text_20_body">(We'd take a limousine 'cause it costs more)</text:p>
      <text:p text:style-name="Text_20_body"><text:s text:c="5"/>D <text:s text:c="13"/>G <text:s text:c="6"/></text:p>
      <text:p text:style-name="Text_20_body">If I had a million dollars, </text:p>
      <text:p text:style-name="Text_20_body"><text:s text:c="13"/>Em <text:s text:c="15"/>Dsus2</text:p>
      <text:p text:style-name="Text_20_body"><text:span text:style-name="T1">(</text:span>we wouldn't have to eat Kraft Dinner<text:span text:style-name="T1">)</text:span></text:p>
      <text:p text:style-name="Text_20_body"><text:s text:c="24"/>D</text:p>
      <text:p text:style-name="Text_20_body"><text:s/>But we would eat Kraft Dinner</text:p>
      <text:p text:style-name="Heading_20_3">[BREAK]</text:p>
      <text:p text:style-name="Text_20_body"><text:s text:c="37"/>G</text:p>
      <text:p text:style-name="Text_20_body">Of course we would, we’d just eat more</text:p>
      <text:p text:style-name="Text_20_body"><text:s text:c="11"/>C <text:s text:c="16"/>D <text:s text:c="7"/></text:p>
      <text:p text:style-name="Text_20_body">And buy really expensive ketchups with it</text:p>
      <text:p text:style-name="Text_20_body"><text:s text:c="40"/>G</text:p>
      <text:p text:style-name="Text_20_body">That’s right, all the fanciest... dijon ketchups!</text:p>
      <text:p text:style-name="Text_20_body"><text:s text:c="7"/>C <text:s text:c="10"/>D</text:p>
      <text:p text:style-name="Text_20_body">Mmmmmm, Mmmm-Hmmm</text:p>
      <text:p text:style-name="P2"><text:soft-page-break/>[VERSE 3]</text:p>
      <text:p text:style-name="Text_20_body">G <text:s text:c="5"/>D <text:s text:c="13"/>C <text:s text:c="5"/></text:p>
      <text:p text:style-name="Text_20_body"><text:s text:c="2"/>If I had a million dollars </text:p>
      <text:p text:style-name="Text_20_body"><text:s text:c="21"/>G <text:s text:c="5"/></text:p>
      <text:p text:style-name="Text_20_body">(If I had a million dollars)</text:p>
      <text:p text:style-name="Text_20_body"><text:s text:c="10"/>D <text:s text:c="16"/>C <text:s text:c="2"/></text:p>
      <text:p text:style-name="Text_20_body">Well, I'd buy you a green dress </text:p>
      <text:p text:style-name="Text_20_body"><text:s text:c="36"/>G</text:p>
      <text:p text:style-name="Text_20_body">(But not a real green dress, that's cruel)</text:p>
      <text:p text:style-name="Text_20_body"><text:s text:c="9"/>D <text:s text:c="13"/>C <text:s text:c="5"/></text:p>
      <text:p text:style-name="Text_20_body">And if I had a million dollars </text:p>
      <text:p text:style-name="Text_20_body"><text:s text:c="21"/>G</text:p>
      <text:p text:style-name="Text_20_body">(If I had a million dollars)</text:p>
      <text:p text:style-name="P7"><text:s text:c="10"/>D <text:s text:c="11"/>C <text:s text:c="21"/>G</text:p>
      <text:p text:style-name="P7">Well, I'd buy you some art (A Picasso or a Garfunkel)</text:p>
      <text:p text:style-name="P7"><text:s text:c="5"/>D <text:s text:c="13"/>C <text:s text:c="26"/>G</text:p>
      <text:p text:style-name="P7">If I had a million dollars (If I had a million dollars)</text:p>
      <text:p text:style-name="Text_20_body"><text:s text:c="10"/>D <text:s text:c="9"/>C <text:s text:c="4"/></text:p>
      <text:p text:style-name="Text_20_body">Well, I'd buy you a monkey </text:p>
      <text:p text:style-name="Text_20_body"><text:s text:c="30"/>G</text:p>
      <text:p text:style-name="Text_20_body">(Haven't you always wanted a monkey)</text:p>
      <text:p text:style-name="Text_20_body">G <text:s text:c="4"/>D <text:s text:c="13"/>C <text:s text:c="20"/>D</text:p>
      <text:p text:style-name="Text_20_body"><text:s/>If I had a million dollars, I’d buy your love</text:p>
      <text:p text:style-name="Heading_20_3">[OUTRO]</text:p>
      <text:p text:style-name="Text_20_body">C <text:s text:c="5"/>D <text:s text:c="12"/>G <text:s text:c="3"/></text:p>
      <text:p text:style-name="Text_20_body"><text:s text:c="2"/>If I had a million dollars, </text:p>
      <text:p text:style-name="Text_20_body"><text:s text:c="5"/>Em <text:s text:c="12"/>C <text:s text:c="3"/></text:p>
      <text:p text:style-name="Text_20_body">(If I had a million dollars)</text:p>
      <text:p text:style-name="Text_20_body"><text:s text:c="5"/>D <text:s text:c="12"/>G <text:s text:c="6"/></text:p>
      <text:p text:style-name="Text_20_body">If I had a million dollars, </text:p>
      <text:p text:style-name="Text_20_body"><text:s text:c="5"/>Em <text:s text:c="11"/>C <text:s text:c="3"/></text:p>
      <text:p text:style-name="Text_20_body">If I had a million dollars</text:p>
      <text:p text:style-name="Text_20_body">C <text:s text:c="4"/>D <text:s text:c="13"/>G Em D C <text:s text:c="3"/></text:p>
      <text:p text:style-name="Text_20_body"><text:s/>If I had a million do- <text:s text:c="4"/>llars</text:p>
      <text:p text:style-name="Text_20_body">D <text:s text:c="13"/><text:span text:style-name="T1">G</text:span></text:p>
      <text:p text:style-name="Text_20_body"><text:s text:c="2"/>I'd be ri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6M40S</meta:editing-duration>
    <meta:editing-cycles>42</meta:editing-cycles>
    <meta:generator>LibreOffice/6.0.1.1$MacOSX_X86_64 LibreOffice_project/60bfb1526849283ce2491346ed2aa51c465abfe6</meta:generator>
    <dc:title>Lyrics + Chords</dc:title>
    <dc:date>2018-06-15T14:32:00.236833157</dc:date>
    <meta:print-date>2017-04-03T12:23:29.985893000</meta:print-date>
    <meta:document-statistic meta:table-count="0" meta:image-count="0" meta:object-count="0" meta:page-count="4" meta:paragraph-count="143" meta:word-count="610" meta:character-count="4485" meta:non-whitespace-character-count="207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